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200000240000001B06EFCD720.eps" manifest:media-type=""/>
  <manifest:file-entry manifest:full-path="Pictures/20000002000002150000009F9792E51A.eps" manifest:media-type=""/>
  <manifest:file-entry manifest:full-path="Pictures/2000171500004F1D00003B56DE6754AA.wmf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accelerato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images/Bitmaps/" manifest:media-type=""/>
  <manifest:file-entry manifest:full-path="Object 1/images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8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6.285cm" svg:x="0.244cm" svg:y="0.27cm">
          <draw:image xlink:href="Pictures/2000171500004F1D00003B56DE6754AA.wmf" xlink:type="simple" xlink:show="embed" xlink:actuate="onLoad">
            <text:p/>
          </draw:image>
        </draw:frame>
        <draw:line draw:style-name="gr2" draw:text-style-name="P1" draw:layer="layout" svg:x1="3.284cm" svg:y1="5.081cm" svg:x2="3.284cm" svg:y2="1.202cm">
          <text:p/>
        </draw:line>
        <draw:line draw:style-name="gr2" draw:text-style-name="P1" draw:layer="layout" svg:x1="2.187cm" svg:y1="5.397cm" svg:x2="2.187cm" svg:y2="1.518cm">
          <text:p/>
        </draw:line>
        <draw:line draw:style-name="gr2" draw:text-style-name="P1" draw:layer="layout" svg:x1="3.293cm" svg:y1="2.73cm" svg:x2="7.037cm" svg:y2="2.73cm">
          <text:p/>
        </draw:line>
        <draw:line draw:style-name="gr2" draw:text-style-name="P1" draw:layer="layout" svg:x1="3.308cm" svg:y1="1.272cm" svg:x2="7.052cm" svg:y2="1.272cm">
          <text:p/>
        </draw:line>
        <draw:line draw:style-name="gr2" draw:text-style-name="P1" draw:layer="layout" svg:x1="2.195cm" svg:y1="3.808cm" svg:x2="6.977cm" svg:y2="3.808cm">
          <text:p/>
        </draw:line>
        <draw:line draw:style-name="gr2" draw:text-style-name="P1" draw:layer="layout" svg:x1="2.21cm" svg:y1="1.554cm" svg:x2="6.992cm" svg:y2="1.554cm">
          <text:p/>
        </draw:line>
        <draw:line draw:style-name="gr2" draw:text-style-name="P1" draw:layer="layout" svg:x1="2.722cm" svg:y1="3.257cm" svg:x2="6.93cm" svg:y2="3.257cm">
          <text:p/>
        </draw:line>
        <draw:line draw:style-name="gr2" draw:text-style-name="P1" draw:layer="layout" svg:x1="2.813cm" svg:y1="1.403cm" svg:x2="6.96cm" svg:y2="1.403cm">
          <text:p/>
        </draw:line>
        <draw:line draw:style-name="gr2" draw:text-style-name="P1" draw:layer="layout" svg:x1="2.728cm" svg:y1="5.247cm" svg:x2="2.728cm" svg:y2="1.368cm">
          <text:p/>
        </draw:line>
        <draw:frame draw:style-name="gr3" draw:layer="layout" svg:width="1.999cm" svg:height="0.999cm" svg:x="3.435cm" svg:y="2.9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3.021cm" svg:height="2.231cm" svg:x="4.285cm" svg:y="4.285cm">
          <draw:text-box>
            <text:p text:style-name="P2"><text:span text:style-name="T1">عکس کے حیطے</text:span></text:p>
            <text:p text:style-name="P2"><text:span text:style-name="T1">کا دارومدار آئینہ</text:span></text:p>
            <text:p text:style-name="P2"><text:span text:style-name="T1">کی ڈھلوان پر ہے</text:span></text:p>
          </draw:text-box>
        </draw:frame>
        <draw:frame draw:style-name="gr4" draw:text-style-name="P4" draw:layer="layout" svg:width="1.861cm" svg:height="0.911cm" svg:x="0.294cm" svg:y="0.978cm">
          <draw:text-box>
            <text:p><text:span text:style-name="T1">آئینہ-الف</text:span></text:p>
          </draw:text-box>
        </draw:frame>
        <draw:frame draw:style-name="gr4" draw:text-style-name="P4" draw:layer="layout" svg:width="1.645cm" svg:height="0.911cm" svg:x="0.378cm" svg:y="2.776cm">
          <draw:text-box>
            <text:p><text:span text:style-name="T1">آئینہ-ب</text:span></text:p>
          </draw:text-box>
        </draw:frame>
        <draw:frame draw:style-name="gr5" draw:text-style-name="P6" draw:layer="layout" svg:width="1.836cm" svg:height="0.823cm" svg:x="0.316cm" svg:y="4.603cm">
          <draw:text-box>
            <text:p text:style-name="P5"><text:span text:style-name="T2">اصل اشارہ</text:span></text:p>
          </draw:text-box>
        </draw:frame>
        <draw:frame draw:style-name="gr6" draw:text-style-name="P8" draw:layer="layout" svg:width="1.899cm" svg:height="0.802cm" svg:x="6.646cm" svg:y="0.521cm">
          <draw:text-box>
            <text:p text:style-name="P7"><text:span text:style-name="T3">عکس-الف</text:span></text:p>
          </draw:text-box>
        </draw:frame>
        <draw:frame draw:style-name="gr4" draw:text-style-name="P8" draw:layer="layout" svg:width="1.717cm" svg:height="0.802cm" svg:x="6.836cm" svg:y="2.83cm">
          <draw:text-box>
            <text:p><text:span text:style-name="T3">عکس-ب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1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3" draw:layer="layout" svg:width="0.408cm" svg:height="0.355cm" svg:x="7.873cm" svg:y="1.6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24cm" svg:height="0.356cm" svg:x="4.926cm" svg:y="1.71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468cm" svg:height="0.47cm" svg:x="7.831cm" svg:y="1.1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38cm" svg:height="0.47cm" svg:x="7.817cm" svg:y="2.10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08cm" svg:height="0.355cm" svg:x="1.601cm" svg:y="0.7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413cm" svg:height="0.309cm" svg:x="6.706cm" svg:y="1.43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401cm" svg:height="0.309cm" svg:x="7.295cm" svg:y="1.41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4T15:03:34</dc:date>
    <dc:creator>kkk </dc:creator>
    <meta:editing-duration>PT4M18S</meta:editing-duration>
    <meta:editing-cycles>4</meta:editing-cycles>
    <meta:generator>LibreOffice/3.3$Linux LibreOffice_project/330m19$Build-401</meta:generator>
    <meta:document-statistic meta:object-count="2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